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Free fall</text:p>
          </table:table-cell>
          <table:table-cell table:number-columns-repeated="2"/>
          <table:table-cell table:style-name="ce1" office:value-type="string" calcext:value-type="string">
            <text:p>Launch <text:s/>Non-rotating planet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0'.D4]" office:value-type="string" office:string-value="20 km MOLA" calcext:value-type="string">
            <text:p>20 km MOLA</text:p>
          </table:table-cell>
          <table:table-cell table:style-name="ce1" table:formula="of:=['After 200 sec tol. 1e-10'.E4]" office:value-type="string" office:string-value="TSI Order = " calcext:value-type="string">
            <text:p>TSI Order = </text:p>
          </table:table-cell>
          <table:table-cell table:style-name="ce1" table:formula="of:=['After 20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0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1'.D4]" office:value-type="string" office:string-value="20 km MOLA" calcext:value-type="string">
            <text:p>20 km MOLA</text:p>
          </table:table-cell>
          <table:table-cell table:style-name="ce1" table:formula="of:=['After 200 sec tol. 1e-11'.E4]" office:value-type="string" office:string-value="TSI Order = " calcext:value-type="string">
            <text:p>TSI Order = </text:p>
          </table:table-cell>
          <table:table-cell table:style-name="ce1" table:formula="of:=['After 20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1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2'.D4]" office:value-type="string" office:string-value="20 km MOLA" calcext:value-type="string">
            <text:p>20 km MOLA</text:p>
          </table:table-cell>
          <table:table-cell table:style-name="ce1" table:formula="of:=['After 200 sec tol. 1e-12'.E4]" office:value-type="string" office:string-value="TSI Order = " calcext:value-type="string">
            <text:p>TSI Order = </text:p>
          </table:table-cell>
          <table:table-cell table:style-name="ce1" table:formula="of:=['After 20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2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4'.D4]" office:value-type="string" office:string-value="20 km MOLA" calcext:value-type="string">
            <text:p>20 km MOLA</text:p>
          </table:table-cell>
          <table:table-cell table:style-name="ce1" table:formula="of:=['After 200 sec tol. 1e-14'.E4]" office:value-type="string" office:string-value="TSI Order = " calcext:value-type="string">
            <text:p>TSI Order = </text:p>
          </table:table-cell>
          <table:table-cell table:style-name="ce1" table:formula="of:=['After 20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4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33.805797909328" calcext:value-type="float">
            <text:p>833.8057979093</text:p>
          </table:table-cell>
          <table:table-cell/>
          <table:table-cell table:style-name="ce4" table:formula="of:=['After 20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33.805797909328" calcext:value-type="float">
            <text:p>833.805797909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3.805797909329" calcext:value-type="float">
            <text:p>833.805797909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33.805797909329" calcext:value-type="float">
            <text:p>-8.34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06.60657619045" calcext:value-type="float">
            <text:p>3006.6065761905</text:p>
          </table:table-cell>
          <table:table-cell/>
          <table:table-cell table:style-name="ce4" table:formula="of:=['After 20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06.60657619045" calcext:value-type="float">
            <text:p>3006.60657619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06.60657619045" calcext:value-type="float">
            <text:p>3006.606576190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06.60657619045" calcext:value-type="float">
            <text:p>-3.0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197.68748305697" calcext:value-type="float">
            <text:p>1197.687483057</text:p>
          </table:table-cell>
          <table:table-cell/>
          <table:table-cell table:style-name="ce4" table:formula="of:=['After 20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197.68748305697" calcext:value-type="float">
            <text:p>1197.68748305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748305697" calcext:value-type="float">
            <text:p>1197.68748305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197.68748305697" calcext:value-type="float">
            <text:p>-1.2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185824195030054" calcext:value-type="float">
            <text:p>-0.185824195</text:p>
          </table:table-cell>
          <table:table-cell/>
          <table:table-cell table:style-name="ce4" table:formula="of:=['After 20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185824195030054" calcext:value-type="float">
            <text:p>-0.18582419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85824195030054" calcext:value-type="float">
            <text:p>-0.18582419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185824195030054" calcext:value-type="float">
            <text:p>1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670060400387635" calcext:value-type="float">
            <text:p>-0.6700604004</text:p>
          </table:table-cell>
          <table:table-cell/>
          <table:table-cell table:style-name="ce4" table:formula="of:=['After 20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670060400387635" calcext:value-type="float">
            <text:p>-0.670060400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70060400387636" calcext:value-type="float">
            <text:p>-0.6700604004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670060400387636" calcext:value-type="float">
            <text:p>6.7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26691984271958" calcext:value-type="float">
            <text:p>-0.2669198427</text:p>
          </table:table-cell>
          <table:table-cell/>
          <table:table-cell table:style-name="ce4" table:formula="of:=['After 20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26691984271958" calcext:value-type="float">
            <text:p>-0.266919842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919842719581" calcext:value-type="float">
            <text:p>-0.2669198427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266919842719581" calcext:value-type="float">
            <text:p>2.6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3.805797909328" calcext:value-type="float">
            <text:p>833.8057979093</text:p>
          </table:table-cell>
          <table:table-cell/>
          <table:table-cell table:style-name="ce3" office:value-type="float" office:value="833.805797909329" calcext:value-type="float">
            <text:p>833.8057979093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56843418860808" calcext:value-type="float">
            <text:p>-5.684341886080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06.60657619045" calcext:value-type="float">
            <text:p>3006.6065761905</text:p>
          </table:table-cell>
          <table:table-cell/>
          <table:table-cell table:style-name="ce3" office:value-type="float" office:value="3006.60657619045" calcext:value-type="float">
            <text:p>3006.606576190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748305697" calcext:value-type="float">
            <text:p>1197.687483057</text:p>
          </table:table-cell>
          <table:table-cell/>
          <table:table-cell table:style-name="ce3" office:value-type="float" office:value="1197.68748305697" calcext:value-type="float">
            <text:p>1197.68748305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227373675443232" calcext:value-type="float">
            <text:p>-2.27373675443232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85824195030054" calcext:value-type="float">
            <text:p>-0.185824195</text:p>
          </table:table-cell>
          <table:table-cell/>
          <table:table-cell table:style-name="ce3" office:value-type="float" office:value="-0.185824195030054" calcext:value-type="float">
            <text:p>-0.185824195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3.33066907387547E-016" calcext:value-type="float">
            <text:p>3.3306690738754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70060400387635" calcext:value-type="float">
            <text:p>-0.6700604004</text:p>
          </table:table-cell>
          <table:table-cell/>
          <table:table-cell table:style-name="ce3" office:value-type="float" office:value="-0.670060400387636" calcext:value-type="float">
            <text:p>-0.670060400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7.7715611723761E-016" calcext:value-type="float">
            <text:p>7.7715611723761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91984271958" calcext:value-type="float">
            <text:p>-0.2669198427</text:p>
          </table:table-cell>
          <table:table-cell/>
          <table:table-cell table:style-name="ce3" office:value-type="float" office:value="-0.266919842719581" calcext:value-type="float">
            <text:p>-0.2669198427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4.9960036108132E-016" calcext:value-type="float">
            <text:p>4.996003610813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3.805797909328" calcext:value-type="float">
            <text:p>833.80579790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3.805797909329" calcext:value-type="float">
            <text:p>833.805797909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33.805797909329" calcext:value-type="float">
            <text:p>-8.34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06.60657619045" calcext:value-type="float">
            <text:p>3006.60657619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06.60657619045" calcext:value-type="float">
            <text:p>3006.6065761905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06.60657619045" calcext:value-type="float">
            <text:p>-3.0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748305697" calcext:value-type="float">
            <text:p>1197.687483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748305697" calcext:value-type="float">
            <text:p>1197.687483057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197.68748305697" calcext:value-type="float">
            <text:p>-1.2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85824195030054" calcext:value-type="float">
            <text:p>-0.1858241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85824195030054" calcext:value-type="float">
            <text:p>-0.18582419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185824195030054" calcext:value-type="float">
            <text:p>1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70060400387635" calcext:value-type="float">
            <text:p>-0.6700604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70060400387636" calcext:value-type="float">
            <text:p>-0.6700604004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670060400387636" calcext:value-type="float">
            <text:p>6.7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91984271958" calcext:value-type="float">
            <text:p>-0.2669198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919842719581" calcext:value-type="float">
            <text:p>-0.2669198427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266919842719581" calcext:value-type="float">
            <text:p>2.6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3.805797909328" calcext:value-type="float">
            <text:p>833.80579790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06.60657619045" calcext:value-type="float">
            <text:p>3006.60657619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748305697" calcext:value-type="float">
            <text:p>1197.687483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85824195030054" calcext:value-type="float">
            <text:p>-0.1858241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70060400387635" calcext:value-type="float">
            <text:p>-0.6700604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91984271958" calcext:value-type="float">
            <text:p>-0.2669198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3.805797909329" calcext:value-type="float">
            <text:p>833.805797909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33.805797909329" calcext:value-type="float">
            <text:p>-8.34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06.60657619045" calcext:value-type="float">
            <text:p>3006.606576190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06.60657619045" calcext:value-type="float">
            <text:p>-3.0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748305697" calcext:value-type="float">
            <text:p>1197.687483057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197.68748305697" calcext:value-type="float">
            <text:p>-1.2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85824195030054" calcext:value-type="float">
            <text:p>-0.18582419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185824195030054" calcext:value-type="float">
            <text:p>1.8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70060400387636" calcext:value-type="float">
            <text:p>-0.6700604004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670060400387636" calcext:value-type="float">
            <text:p>6.7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919842719581" calcext:value-type="float">
            <text:p>-0.2669198427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266919842719581" calcext:value-type="float">
            <text:p>2.6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1T18:50:48.701023811</dc:date>
    <dc:creator>Stacha Petrovic</dc:creator>
    <meta:editing-duration>P27DT21H15M35S</meta:editing-duration>
    <meta:editing-cycles>737</meta:editing-cycles>
    <meta:document-statistic meta:table-count="8" meta:cell-count="2751" meta:object-count="0"/>
    <meta:user-defined meta:name="qrichtext">1</meta:user-defined>
  </office:meta>
</office:document-meta>
</file>